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32pt" fo:font-weight="bold" officeooo:rsid="004ab3cd" officeooo:paragraph-rsid="004ab3cd" style:font-size-asian="32pt" style:font-weight-asian="bold" style:font-size-complex="32pt" style:font-weight-complex="bold"/>
    </style:style>
    <style:style style:name="P3" style:family="paragraph" style:parent-style-name="Standard">
      <style:text-properties fo:font-size="14pt" style:font-size-asian="14pt" style:font-size-complex="14pt"/>
    </style:style>
    <style:style style:name="P4" style:family="paragraph" style:parent-style-name="Standard">
      <style:text-properties fo:font-size="14pt" officeooo:rsid="004ab3cd" officeooo:paragraph-rsid="004cfe33" style:font-size-asian="14pt" style:font-size-complex="14pt"/>
    </style:style>
    <style:style style:name="P5" style:family="paragraph" style:parent-style-name="Standard">
      <style:text-properties fo:font-size="14pt" officeooo:rsid="004cfe33" officeooo:paragraph-rsid="004cfe33" style:font-size-asian="14pt" style:font-size-complex="14pt"/>
    </style:style>
    <style:style style:name="P6" style:family="paragraph" style:parent-style-name="Standard">
      <style:text-properties fo:font-size="14pt" officeooo:paragraph-rsid="004cfe33" style:font-size-asian="14pt" style:font-size-complex="14pt"/>
    </style:style>
    <style:style style:name="P7" style:family="paragraph" style:parent-style-name="Standard">
      <style:text-properties fo:font-size="14pt" fo:font-style="italic" style:font-size-asian="14pt" style:font-style-asian="italic" style:font-size-complex="14pt" style:font-style-complex="italic"/>
    </style:style>
    <style:style style:name="P8" style:family="paragraph" style:parent-style-name="Standard">
      <style:text-properties fo:font-size="14pt" fo:font-weight="bold" officeooo:rsid="004e8fe9" officeooo:paragraph-rsid="004e8fe9" style:font-size-asian="14pt" style:font-weight-asian="bold" style:font-size-complex="14pt" style:font-weight-complex="bold"/>
    </style:style>
    <style:style style:name="P9" style:family="paragraph" style:parent-style-name="Standard">
      <style:paragraph-properties fo:text-align="center" style:justify-single-word="false" fo:break-before="page"/>
      <style:text-properties fo:font-size="20pt" officeooo:paragraph-rsid="004cfe33" style:font-size-asian="20pt" style:font-size-complex="20pt"/>
    </style:style>
    <style:style style:name="P10" style:family="paragraph" style:parent-style-name="Standard" style:list-style-name="L1">
      <style:text-properties fo:font-size="14pt" officeooo:rsid="004ab3cd" officeooo:paragraph-rsid="004ab3cd" style:font-size-asian="14pt" style:font-size-complex="14pt"/>
    </style:style>
    <style:style style:name="P11" style:family="paragraph" style:parent-style-name="Standard" style:list-style-name="L1">
      <style:text-properties fo:font-size="14pt" officeooo:rsid="0051ed25" officeooo:paragraph-rsid="0051ed25" style:font-size-asian="14pt" style:font-size-complex="14pt"/>
    </style:style>
    <style:style style:name="P12" style:family="paragraph" style:parent-style-name="Standard" style:list-style-name="L1">
      <style:text-properties fo:font-size="14pt" officeooo:rsid="004b0b96" officeooo:paragraph-rsid="004b0b96" style:font-size-asian="14pt" style:font-size-complex="14pt"/>
    </style:style>
    <style:style style:name="P13" style:family="paragraph" style:parent-style-name="Standard" style:list-style-name="L1">
      <style:text-properties fo:font-size="14pt" officeooo:rsid="004b0b96" officeooo:paragraph-rsid="0051ed25" style:font-size-asian="14pt" style:font-size-complex="14pt"/>
    </style:style>
    <style:style style:name="P14" style:family="paragraph" style:parent-style-name="Standard" style:list-style-name="L1">
      <style:text-properties fo:font-size="14pt" officeooo:rsid="004cfe33" officeooo:paragraph-rsid="004cfe33" style:font-size-asian="14pt" style:font-size-complex="14pt"/>
    </style:style>
    <style:style style:name="P15" style:family="paragraph" style:parent-style-name="Standard">
      <style:text-properties fo:font-size="14pt" officeooo:paragraph-rsid="00547937" style:font-size-asian="14pt" style:font-size-complex="14pt"/>
    </style:style>
    <style:style style:name="P16" style:family="paragraph" style:parent-style-name="Standard">
      <style:paragraph-properties fo:text-align="start" style:justify-single-word="false"/>
      <style:text-properties fo:font-size="14pt" fo:font-weight="normal" officeooo:rsid="00547937" officeooo:paragraph-rsid="00547937" style:font-size-asian="14pt" style:font-weight-asian="normal" style:font-size-complex="14pt" style:font-weight-complex="normal"/>
    </style:style>
    <style:style style:name="P17" style:family="paragraph" style:parent-style-name="Standard">
      <style:paragraph-properties fo:text-align="center" style:justify-single-word="false"/>
      <style:text-properties fo:font-size="20pt" fo:font-weight="bold" officeooo:paragraph-rsid="00547937" style:font-size-asian="20pt" style:font-weight-asian="bold" style:font-size-complex="20pt" style:font-weight-complex="bold"/>
    </style:style>
    <style:style style:name="P18" style:family="paragraph" style:parent-style-name="Standard">
      <style:paragraph-properties fo:text-align="center" style:justify-single-word="false" fo:break-before="page"/>
      <style:text-properties fo:font-size="20pt" fo:font-weight="bold" style:font-size-asian="20pt" style:font-weight-asian="bold" style:font-size-complex="20pt" style:font-weight-complex="bold"/>
    </style:style>
    <style:style style:name="T1" style:family="text">
      <style:text-properties officeooo:rsid="003decad"/>
    </style:style>
    <style:style style:name="T2" style:family="text">
      <style:text-properties officeooo:rsid="004ab3cd"/>
    </style:style>
    <style:style style:name="T3" style:family="text">
      <style:text-properties officeooo:rsid="004cfe33"/>
    </style:style>
    <style:style style:name="T4" style:family="text">
      <style:text-properties fo:font-weight="bold" style:font-weight-asian="bold" style:font-weight-complex="bold"/>
    </style:style>
    <style:style style:name="T5" style:family="text">
      <style:text-properties fo:font-weight="bold" officeooo:rsid="004cfe33"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4ab3cd" style:font-weight-asian="normal" style:font-weight-complex="normal"/>
    </style:style>
    <style:style style:name="T8" style:family="text">
      <style:text-properties officeooo:rsid="004ffeaa"/>
    </style:style>
    <style:style style:name="T9" style:family="text">
      <style:text-properties officeooo:rsid="0051ed25"/>
    </style:style>
    <style:style style:name="T10" style:family="text">
      <style:text-properties officeooo:rsid="0053abc0"/>
    </style:style>
    <style:style style:name="T11" style:family="text">
      <style:text-properties officeooo:rsid="0054793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read Farm Version 2</text:p>
      <text:p text:style-name="P1">Richard Parker <text:span text:style-name="T1">1.6</text:span>.201<text:span text:style-name="T1">6</text:span></text:p>
      <text:p text:style-name="P7"/>
      <text:p text:style-name="P17">Section <text:span text:style-name="T11">1</text:span> – <text:span text:style-name="T11">Introduction.</text:span></text:p>
      <text:p text:style-name="P15"/>
      <text:p text:style-name="P16">The “version 2” of the thread farm software module is intended to be the basis for all future multi-core developments in meataxe64. <text:s/>It is a fairly substantial change from version 1 in many ways.</text:p>
      <text:p text:style-name="P16"/>
      <text:p text:style-name="P16">The long term structure of the software at this level consists of a program (or subroutine) that <text:span text:style-name="T4">submits</text:span> a set of <text:span text:style-name="T4">JOB</text:span>s, each consisting of a <text:span text:style-name="T4">proggyno</text:span>, and a collection of <text:span text:style-name="T4">MOJ</text:span> (memory object) structures. <text:s/>The thread farm retains the data for both the jobs and the MOJs, </text:p>
      <text:p text:style-name="P18">Section <text:span text:style-name="T2">0</text:span> – <text:span text:style-name="T2">Brainstorm</text:span></text:p>
      <text:p text:style-name="P3"/>
      <text:list xml:id="list2229203565184039179" text:style-name="L1">
        <text:list-item>
          <text:p text:style-name="P10">Job queue should remain a heap protected by the dodgy lock.</text:p>
        </text:list-item>
        <text:list-item>
          <text:p text:style-name="P10">Make MOJ items pointers, not numbers.</text:p>
        </text:list-item>
        <text:list-item>
          <text:p text:style-name="P10">Chain free MOJs globally (only), return them and grow the set.</text:p>
        </text:list-item>
        <text:list-item>
          <text:p text:style-name="P10">Tfarm assistance making a MOJ of MOJs.</text:p>
        </text:list-item>
        <text:list-item>
          <text:p text:style-name="P11"><text:span text:style-name="T10">DONE. <text:s/></text:span>Use array of size 10 in job instead of PRMs</text:p>
        </text:list-item>
        <text:list-item>
          <text:p text:style-name="P10">Make RDLs pointers, chain globally and grow</text:p>
        </text:list-item>
        <text:list-item>
          <text:p text:style-name="P10">Make JOBs pointers, chain globally and grow.</text:p>
        </text:list-item>
        <text:list-item>
          <text:p text:style-name="P10">Make a global TFM structure to facilitate assembler</text:p>
        </text:list-item>
        <text:list-item>
          <text:p text:style-name="P10">Make a THD structure to facilitate assembler.</text:p>
        </text:list-item>
        <text:list-item>
          <text:p text:style-name="P10"><text:s/><text:span text:style-name="T8">DONE. </text:span>Create ref-count primitives to avoid the lock for this operation.</text:p>
        </text:list-item>
        <text:list-item>
          <text:p text:style-name="P10">Write a matrix-read proggy that uses a MOJ of MOJs</text:p>
        </text:list-item>
        <text:list-item>
          <text:p text:style-name="P10">Write a matrix-write proggy that uses a MOJ of MOJs</text:p>
        </text:list-item>
        <text:list-item>
          <text:p text:style-name="P10"><text:s/>Create a P/V MOJ to control traffic flow.</text:p>
        </text:list-item>
        <text:list-item>
          <text:p text:style-name="P10"><text:s/>Make a local list of MOJs to decrement refcount when pink button pushed.</text:p>
        </text:list-item>
        <text:list-item>
          <text:p text:style-name="P10"><text:s/>Create <text:span text:style-name="T3">FRE - a </text:span>global list of things to free at close-down time.</text:p>
        </text:list-item>
        <text:list-item>
          <text:p text:style-name="P10"><text:s/><text:span text:style-name="T9">Deleted</text:span></text:p>
        </text:list-item>
        <text:list-item>
          <text:p text:style-name="P10"><text:s/>Create local lists of free MOJ, JOB, RDL structures.</text:p>
        </text:list-item>
        <text:list-item>
          <text:p text:style-name="P10"><text:s/>Thread-harden the TfStable/Submit process.</text:p>
        </text:list-item>
        <text:list-item>
          <text:p text:style-name="P10"><text:s/>Design the structure necessary for Vector Permute GCD.</text:p>
        </text:list-item>
        <text:list-item>
          <text:p text:style-name="P10"><text:s/>Design the structure necessary for polynomial factorization.</text:p>
        </text:list-item>
        <text:list-item>
          <text:p text:style-name="P10"><text:s/>Design the algorithms for sparsification for Characteristic Polynomial.</text:p>
        </text:list-item>
        <text:list-item>
          <text:p text:style-name="P10"><text:s/>Assembler version of thread-safe chaining.</text:p>
        </text:list-item>
        <text:list-item>
          <text:p text:style-name="P10"><text:s/>Rationalize use of thread condition variables.</text:p>
        </text:list-item>
        <text:list-item>
          <text:p text:style-name="P10"><text:s/>Consider making main program a proggy.</text:p>
        </text:list-item>
        <text:list-item>
          <text:p text:style-name="P10"><text:s/>Consider whether heap or headlock is appropriate structure for job queue.</text:p>
        </text:list-item>
        <text:list-item>
          <text:p text:style-name="P12"><text:s/><text:span text:style-name="T9">Deleted</text:span></text:p>
        </text:list-item>
        <text:list-item>
          <text:p text:style-name="P13"><text:s/><text:span text:style-name="T9">M</text:span>ake the global list of MOJ, RDL, JOB. a list of batches, not of individuals </text:p>
        </text:list-item>
        <text:list-item>
          <text:p text:style-name="P14"><text:s/>Do automatic TfStable and TfRelease at the end of a proggy.</text:p>
        </text:list-item>
        <text:list-item>
          <text:p text:style-name="P14"><text:s/>Create a performance harness, probably a bit like the old zpe3 with oodles of PRMs etc.</text:p>
        </text:list-item>
        <text:list-item>
          <text:p text:style-name="P14"><text:s/><text:span text:style-name="T9">Deleted</text:span>.</text:p>
        </text:list-item>
        <text:list-item>
          <text:p text:style-name="P14"><text:s/>Put pointers to the condition variable and the thread-lock into the THD structure.</text:p>
        </text:list-item>
      </text:list>
      <text:p text:style-name="P5"/>
      <text:p text:style-name="P9"><text:span text:style-name="T4">Section </text:span><text:span text:style-name="T5">1</text:span><text:span text:style-name="T4"> – </text:span><text:span text:style-name="T5">Analysis.</text:span></text:p>
      <text:p text:style-name="P6"/>
      <text:p text:style-name="P5"><text:span text:style-name="T4">10.</text:span> <text:span text:style-name="T8">DONE. <text:s/>Create ref-count primitives to avoid the lock for this operation</text:span> is a completely independent thing to do, and moves the software structure in the right direction (separating tfarm<text:span text:style-name="T8">0</text:span> = assembler subroutines and tfarm being the rest). <text:s/>It would be nice to know how much affect this has by having the performance harness in place first.</text:p>
      <text:p text:style-name="P5"/>
      <text:p text:style-name="P5"><text:span text:style-name="T4">5.</text:span> <text:s/><text:span text:style-name="T10">DONE. Remove the whole concept of PRMs. <text:s/>Use an array of 10 parameters in the JOB structure instead.</text:span></text:p>
      <text:p text:style-name="P5"/>
      <text:p text:style-name="P5"><text:span text:style-name="T4">8.</text:span> <text:s/>M<text:span text:style-name="T2">ake a global TFM structure to facilitate assembler</text:span>. <text:s/>This is fairly innocent as well. <text:s/>There is no great need to use it much, but it gives a peg onto which other things can be hooked.</text:p>
      <text:p text:style-name="P5"/>
      <text:p text:style-name="P4"><text:span text:style-name="T5">15.</text:span><text:span text:style-name="T3"> <text:s/>C</text:span>reate <text:span text:style-name="T3">FRE - a </text:span>global list of things to free at close-down time.<text:span text:style-name="T3"> <text:s/>Depends on 8. <text:s/>Again this is now fairly innocent, since there is no great need to use it. <text:s/>Use it for one thing, perhaps.</text:span></text:p>
      <text:p text:style-name="P4"/>
      <text:p text:style-name="P5"><text:span text:style-name="T4">2.</text:span> <text:s/>Ma<text:span text:style-name="T2">ke MOJ items pointers, not numbers.</text:span> <text:s/>This is a big change, and needs to be broken into smaller pieces. <text:s/>The first step is to attack the leaf routines, so that a number is converted into a pointer to call them, and they do not need the number. <text:s/>There will be a limit to this process. <text:s/>The next step is probably to convert matrix multiplication to use read1, so that the old read routines can be deleted. <text:s/>I will also need to write the MxWrite1, use it in zpe3 and zmu3 and discard the old one. <text:s/>It should then be possible to switch things to using the pointers in a way that is not too much of a big-bang, while the array of MOJs still exists.</text:p>
      <text:p text:style-name="P5"/>
      <text:p text:style-name="P4"><text:span text:style-name="T5">3.</text:span><text:span text:style-name="T3"> C</text:span>hain free MOJs globally (only), return them and grow the set.<text:span text:style-name="T3"> <text:s/>This depends on item 2 to rid the system of MOJ numbers. <text:s/>It also depends on 5. so that the new structure has already been tried and tested.</text:span></text:p>
      <text:p text:style-name="P4"/>
      <text:p text:style-name="P4"><text:span text:style-name="T5">4.</text:span><text:span text:style-name="T3"> Tf</text:span>arm assistance making a MOJ of MOJs.<text:span text:style-name="T3"> <text:s/>This is probably the starting point for the third layer of the software - tfarm3 - that provides user assistance with things to make them more user-friendly.</text:span></text:p>
      <text:p text:style-name="P4"/>
      <text:p text:style-name="P8">16.<text:span text:style-name="T6"> U</text:span><text:span text:style-name="T7">se the PRM structures without locking</text:span><text:span text:style-name="T6">. <text:s/>It seems clear that during submit, and also during execution, there is no need to lock the PRMs since they are private to the submitting, or to the executing thread at these times. <text:s/>It is only the chaining and unchaining that needs to be locked, and (if not already done) tfarm1 routines can be used to achieve this.</text:span></text:p>
      <text:p text:style-name="P5"/>
      <text:p text:style-name="P5"/>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Header" style:family="paragraph" style:parent-style-name="Standard" style:class="extra">
      <style:paragraph-properties text:number-lines="false" text:line-number="0">
        <style:tab-stops>
          <style:tab-stop style:position="9.495cm" style:type="center"/>
          <style:tab-stop style:position="18.9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2.29cm" fo:page-height="28.94cm" style:num-format="1" style:print-orientation="portrait" fo:margin-top="1cm" fo:margin-bottom="1cm" fo:margin-left="0.9cm" fo:margin-right="2.4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2.29cm" fo:page-height="28.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Parker</meta:initial-creator>
    <meta:creation-date>2011-02-22T04:16:32</meta:creation-date>
    <dc:date>2016-08-10T08:29:37.659864753</dc:date>
    <meta:editing-duration>P4DT51S</meta:editing-duration>
    <meta:editing-cycles>405</meta:editing-cycles>
    <meta:generator>LibreOffice/5.1.4.2$Linux_X86_64 LibreOffice_project/10m0$Build-2</meta:generator>
    <meta:printed-by>User </meta:printed-by>
    <meta:print-date>2012-07-06T16:23:45</meta:print-date>
    <meta:document-statistic meta:table-count="0" meta:image-count="0" meta:object-count="0" meta:page-count="3" meta:paragraph-count="46" meta:word-count="807" meta:character-count="4506" meta:non-whitespace-character-count="3725"/>
  </office:meta>
</office:document-meta>
</file>